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96000000841056EF9ABB600E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5.44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3.40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60%"/>
    </style:style>
    <style:style style:name="P2" style:family="paragraph">
      <loext:graphic-properties draw:fill="none" draw:fill-color="#ffffff"/>
      <style:paragraph-properties fo:line-height="60%" style:writing-mode="lr-tb"/>
      <style:text-properties style:font-name="Andika" fo:font-size="226.5pt" fo:font-weight="bold" style:font-size-asian="226.5pt" style:font-size-complex="226.5pt"/>
    </style:style>
    <style:style style:name="P3" style:family="paragraph">
      <loext:graphic-properties draw:fill="none" draw:fill-color="#ffffff"/>
      <style:paragraph-properties style:writing-mode="lr-tb"/>
      <style:text-properties style:font-name="Andika" fo:font-size="60pt" style:font-size-asian="60pt" style:font-size-complex="60pt"/>
    </style:style>
    <style:style style:name="P4" style:family="paragraph">
      <style:paragraph-properties fo:text-align="center"/>
    </style:style>
    <style:style style:name="T1" style:family="text">
      <style:text-properties style:font-name="Andika" fo:font-size="226.5pt" fo:font-weight="bold" style:font-size-asian="226.5pt" style:font-size-complex="226.5pt"/>
    </style:style>
    <style:style style:name="T2" style:family="text">
      <style:text-properties style:font-name="Andika"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7.178cm" svg:height="15.693cm" svg:x="1.876cm" svg:y="1.294cm">
          <draw:text-box>
            <text:p text:style-name="P1"><text:span text:style-name="T1">Sprich</text:span></text:p>
            <text:p text:style-name="P1"><text:span text:style-name="T1">uns an</text:span></text:p>
          </draw:text-box>
        </draw:frame>
        <draw:frame draw:style-name="gr2" draw:text-style-name="P3" draw:layer="layout" svg:width="23.96cm" svg:height="3.659cm" svg:x="4.94cm" svg:y="16.596cm">
          <draw:text-box>
            <text:p><text:span text:style-name="T2">antinatalismus-jetzt.de</text:span></text:p>
          </draw:text-box>
        </draw:frame>
        <draw:frame draw:style-name="gr3" draw:text-style-name="P4" draw:layer="layout" svg:width="2.54cm" svg:height="2.235cm" svg:x="2.146cm" svg:y="17.382cm">
          <draw:image xlink:href="Pictures/1000000100000096000000841056EF9ABB600E3D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44cm" fo:margin-bottom="1cm" fo:margin-left="0.368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36.093000000</meta:creation-date>
    <meta:generator>LibreOffice/7.3.7.2$Linux_X86_64 LibreOffice_project/30$Build-2</meta:generator>
    <dc:date>2024-05-11T17:08:33.949059136</dc:date>
    <meta:editing-duration>PT1H29M43S</meta:editing-duration>
    <meta:editing-cycles>25</meta:editing-cycles>
    <meta:document-statistic meta:object-count="3"/>
  </office:meta>
</office:document-meta>
</file>